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20pt" officeooo:rsid="0011bded" officeooo:paragraph-rsid="0011bde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20pt" officeooo:rsid="001460ff" officeooo:paragraph-rsid="001460ff" style:font-size-asian="20pt" style:font-size-complex="20pt"/>
    </style:style>
    <style:style style:name="T1" style:family="text">
      <style:text-properties officeooo:rsid="0014d8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常用指令手册 <text:s text:c="77"/></text:p>
      <text:p text:style-name="P2">一<text:span text:style-name="T1">：</text:span>git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9:10:25.697691930</meta:creation-date>
    <dc:date>2021-09-01T19:12:42.787142699</dc:date>
    <meta:editing-duration>PT2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" meta:word-count="9" meta:character-count="89" meta:non-whitespace-character-count="11"/>
  </office:meta>
</office:document-meta>
</file>